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6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296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8" style:family="graphic" style:parent-style-name="standard">
      <style:graphic-properties draw:stroke="none" draw:fill="none" fo:min-height="0.525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6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7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2" form:id="control32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3" form:id="control33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ext Box 9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9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9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5.939cm" svg:x="0.969cm" svg:y="20.195cm">
          <draw:text-box>
            <text:p><text:span text:style-name="T1"/></text:p>
            <text:p><text:span text:style-name="T1">Int</text:span><text:span text:style-name="T1">ak</text:span><text:span text:style-name="T1">e </text:span><text:span text:style-name="T1">For</text:span><text:span text:style-name="T1">m</text:span></text:p>
            <text:p><text:span text:style-name="T1">Sc</text:span><text:span text:style-name="T1">an </text:span><text:span text:style-name="T1">Ca</text:span><text:span text:style-name="T1">rd </text:span><text:span text:style-name="T1">#</text:span></text:p>
            <text:p><text:span text:style-name="T1"/></text:p>
            <text:p><text:span text:style-name="T1">11</text:span><text:span text:style-name="T1">2</text:span></text:p>
            <text:p><text:span text:style-name="T1">9 </text:span><text:span text:style-name="T1">Go</text:span><text:span text:style-name="T1">od</text:span><text:span text:style-name="T1">will</text:span></text:p>
            <text:p><text:span text:style-name="T1">SA</text:span><text:span text:style-name="T1">N </text:span><text:span text:style-name="T1">FR</text:span><text:span text:style-name="T1">AN</text:span><text:span text:style-name="T1">CI</text:span><text:span text:style-name="T1">SC</text:span><text:span text:style-name="T1">O </text:span><text:span text:style-name="T1">BA</text:span><text:span text:style-name="T1">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</text:span><text:span text:style-name="T1">me </text:span><text:span text:style-name="T1">KE</text:span><text:span text:style-name="T1">LL</text:span><text:span text:style-name="T1">Ye</text:span><text:span text:style-name="T1">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27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927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378cm" svg:y="3.667cm">
          <draw:text-box>
            <text:p><text:span text:style-name="T5">Entere</text:span><text:span text:style-name="T5">d</text:span><text:span text:style-name="T6"> In </text:span><text:span text:style-name="T6">WFC:</text:span></text:p>
          </draw:text-box>
        </draw:frame>
        <draw:frame draw:style-name="gr6" draw:text-style-name="P7" draw:layer="layout" svg:width="2.815cm" svg:height="0.645cm" svg:x="0.958cm" svg:y="3.667cm">
          <draw:text-box>
            <text:p><text:span text:style-name="T4">Entered in </text:span><text:span text:style-name="T4">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54cm" svg:y1="3.523cm" svg:x2="9.89cm" svg:y2="3.515cm">
          <text:p/>
        </draw:line>
        <draw:frame draw:style-name="gr9" draw:text-style-name="P9" draw:layer="layout" svg:width="20.143cm" svg:height="1.323cm" svg:x="0.797cm" svg:y="4.439cm">
          <draw:text-box>
            <text:p><text:span text:style-name="T7">The information collected in this form will be kept </text:span><text:span text:style-name="T7">confidential and will be used to help us provide services </text:span><text:span text:style-name="T7">that best meet your employment-related needs Please </text:span><text:span text:style-name="T7">note that all fields marked with on asterisk (*) are </text:span><text:span text:style-name="T7">required; all other information con be considered </text:span><text:span text:style-name="T7">optional. We appreciate your efforts to fill out this form </text:span><text:span text:style-name="T7">as completely as possible Thank you for your </text:span><text:span text:style-name="T7">cooperation. </text:span></text:p>
          </draw:text-box>
        </draw:frame>
        <draw:line draw:style-name="gr10" draw:text-style-name="P2" draw:layer="controls" svg:x1="8.366cm" svg:y1="4.226cm" svg:x2="9.89cm" svg:y2="4.226cm">
          <text:p/>
        </draw:line>
        <draw:line draw:style-name="gr10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</text:span><text:span text:style-name="T8">share this form with San Francisco Human </text:span><text:span text:style-name="T8">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797cm" svg:y="6.604cm">
          <draw:text-box>
            <text:p><text:span text:style-name="T8">eligibility for </text:span><text:span text:style-name="T8">additional </text:span><text:span text:style-name="T8">benefits and </text:span><text:span text:style-name="T8">services such </text:span><text:span text:style-name="T8">as cash aid, </text:span><text:span text:style-name="T8">CalFresh, </text:span><text:span text:style-name="T8">CalWORKs, </text:span><text:span text:style-name="T8">and Medi-Cal.</text:span></text:p>
          </draw:text-box>
        </draw:frame>
        <draw:line draw:style-name="gr8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</text:span><text:span text:style-name="T1">nta</text:span><text:span text:style-name="T1">ct </text:span><text:span text:style-name="T1">Info</text:span><text:span text:style-name="T1">rma</text:span><text:span text:style-name="T1">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</text:span><text:span text:style-name="T1">xt </text:span><text:span text:style-name="T1">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</text:span><text:span text:style-name="T9">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</text:span><text:span text:style-name="T4">t 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</text:span><text:span text:style-name="T4">me*</text:span></text:p>
          </draw:text-box>
        </draw:frame>
        <draw:line draw:style-name="gr8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</text:span><text:span text:style-name="T9">le </text:span><text:span text:style-name="T9">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8" draw:text-style-name="P2" draw:layer="controls" svg:x1="10.407cm" svg:y1="8.925cm" svg:x2="18.027cm" svg:y2="8.925cm">
          <text:p/>
        </draw:line>
        <draw:line draw:style-name="gr8" draw:text-style-name="P2" draw:layer="controls" svg:x1="2.524cm" svg:y1="10.068cm" svg:x2="8.112cm" svg:y2="10.068cm">
          <text:p/>
        </draw:line>
        <draw:line draw:style-name="gr8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</text:span><text:span text:style-name="T4">res</text:span><text:span text:style-name="T4">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tat</text:span><text:span text:style-name="T4">e</text:span></text:p>
          </draw:text-box>
        </draw:frame>
        <draw:frame draw:style-name="gr5" draw:text-style-name="P7" draw:layer="controls" svg:width="1.27cm" svg:height="0.645cm" svg:x="17.129cm" svg:y="9.453cm">
          <draw:text-box>
            <text:p><text:span text:style-name="T4">Zip</text:span></text:p>
          </draw:text-box>
        </draw:frame>
        <draw:line draw:style-name="gr8" draw:text-style-name="P2" draw:layer="controls" svg:x1="9.128cm" svg:y1="10.068cm" svg:x2="14.716cm" svg:y2="10.068cm">
          <text:p/>
        </draw:line>
        <draw:line draw:style-name="gr8" draw:text-style-name="P2" draw:layer="controls" svg:x1="15.859cm" svg:y1="10.068cm" svg:x2="17.002cm" svg:y2="10.068cm">
          <text:p/>
        </draw:line>
        <draw:line draw:style-name="gr8" draw:text-style-name="P2" draw:layer="controls" svg:x1="4.048cm" svg:y1="11.084cm" svg:x2="10.144cm" svg:y2="11.084cm">
          <text:p/>
        </draw:line>
        <draw:line draw:style-name="gr8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516cm">
          <draw:text-box>
            <text:p><text:span text:style-name="T4">Pref</text:span><text:span text:style-name="T4">erre</text:span><text:span text:style-name="T4">d </text:span><text:span text:style-name="T4">Pho</text:span><text:span text:style-name="T4">ne*</text:span></text:p>
          </draw:text-box>
        </draw:frame>
        <draw:control draw:style-name="gr7" draw:text-style-name="P8" draw:layer="controls" svg:width="1.897cm" svg:height="0.635cm" svg:x="10.525cm" svg:y="10.398cm" draw:control="control3"/>
        <draw:control draw:style-name="gr7" draw:text-style-name="P8" draw:layer="controls" svg:width="1.897cm" svg:height="0.635cm" svg:x="12.565cm" svg:y="10.398cm" draw:control="control4"/>
        <draw:control draw:style-name="gr7" draw:text-style-name="P8" draw:layer="controls" svg:width="1.897cm" svg:height="0.635cm" svg:x="14.323cm" svg:y="10.398cm" draw:control="control5"/>
        <draw:control draw:style-name="gr7" draw:text-style-name="P8" draw:layer="controls" svg:width="1.897cm" svg:height="0.635cm" svg:x="16.24cm" svg:y="10.398cm" draw:control="control6"/>
        <draw:control draw:style-name="gr7" draw:text-style-name="P8" draw:layer="controls" svg:width="2.413cm" svg:height="0.635cm" svg:x="18.145cm" svg:y="10.398cm" draw:control="control7"/>
        <draw:frame draw:style-name="gr5" draw:text-style-name="P7" draw:layer="controls" svg:width="3.393cm" svg:height="0.645cm" svg:x="0.782cm" svg:y="11.511cm">
          <draw:text-box>
            <text:p><text:span text:style-name="T4">Sec</text:span><text:span text:style-name="T4">ond</text:span><text:span text:style-name="T4">ary </text:span><text:span text:style-name="T4">Pho</text:span><text:span text:style-name="T4">ne</text:span></text:p>
          </draw:text-box>
        </draw:frame>
        <draw:line draw:style-name="gr17" draw:text-style-name="P2" draw:layer="controls" svg:x1="4.048cm" svg:y1="12.112cm" svg:x2="10.144cm" svg:y2="12.112cm">
          <text:p text:style-name="P16"/>
        </draw:line>
        <draw:g>
          <draw:control draw:style-name="gr7" draw:text-style-name="P8" draw:layer="controls" svg:width="1.897cm" svg:height="0.635cm" svg:x="10.525cm" svg:y="11.414cm" draw:control="control8"/>
          <draw:control draw:style-name="gr7" draw:text-style-name="P8" draw:layer="controls" svg:width="1.897cm" svg:height="0.635cm" svg:x="12.565cm" svg:y="11.414cm" draw:control="control9"/>
          <draw:control draw:style-name="gr7" draw:text-style-name="P8" draw:layer="controls" svg:width="1.897cm" svg:height="0.635cm" svg:x="14.323cm" svg:y="11.414cm" draw:control="control10"/>
          <draw:control draw:style-name="gr7" draw:text-style-name="P8" draw:layer="controls" svg:width="1.897cm" svg:height="0.635cm" svg:x="16.24cm" svg:y="11.414cm" draw:control="control11"/>
          <draw:control draw:style-name="gr7" draw:text-style-name="P8" draw:layer="controls" svg:width="2.413cm" svg:height="0.635cm" svg:x="18.145cm" svg:y="11.414cm" draw:control="control12"/>
        </draw:g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6.096cm" svg:height="0.635cm" svg:x="4.048cm" svg:y="10.398cm" draw:control="control18"/>
        <draw:control draw:style-name="standard" draw:text-style-name="P4" draw:layer="controls" svg:width="5.588cm" svg:height="0.635cm" svg:x="9.128cm" svg:y="9.379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6.096cm" svg:height="0.635cm" svg:x="4.048cm" svg:y="11.414cm" draw:control="control22"/>
        <draw:frame draw:style-name="gr5" draw:text-style-name="P7" draw:layer="layout" svg:width="3.393cm" svg:height="0.645cm" svg:x="0.782cm" svg:y="17.182cm">
          <draw:text-box>
            <text:p><text:span text:style-name="T4">Sec</text:span><text:span text:style-name="T4">ond</text:span><text:span text:style-name="T4">ary </text:span><text:span text:style-name="T4">Pho</text:span><text:span text:style-name="T4">ne</text:span></text:p>
          </draw:text-box>
        </draw:frame>
        <draw:line draw:style-name="gr8" draw:text-style-name="P2" draw:layer="layout" svg:x1="4.865cm" svg:y1="22.59cm" svg:x2="10.842cm" svg:y2="22.59cm">
          <text:p/>
        </draw:line>
        <draw:control draw:style-name="standard" draw:text-style-name="P4" draw:layer="controls" svg:width="5.977cm" svg:height="0.764cm" svg:x="5.67cm" svg:y="17.447cm" draw:control="control23"/>
        <draw:control draw:style-name="standard" draw:text-style-name="P4" draw:layer="controls" svg:width="5.978cm" svg:height="0.764cm" svg:x="4.175cm" svg:y="20.873cm" draw:control="control24"/>
        <draw:control draw:style-name="standard" draw:text-style-name="P4" draw:layer="controls" svg:width="5.977cm" svg:height="0.764cm" svg:x="4.695cm" svg:y="19.727cm" draw:control="control25"/>
        <draw:line draw:style-name="gr8" draw:text-style-name="P2" draw:layer="layout" svg:x1="13.242cm" svg:y1="17.267cm" svg:x2="19.219cm" svg:y2="17.267cm">
          <text:p/>
        </draw:line>
        <draw:control draw:style-name="standard" draw:text-style-name="P4" draw:layer="controls" svg:width="5.977cm" svg:height="0.763cm" svg:x="4.695cm" svg:y="18.582cm" draw:control="control26"/>
        <draw:frame draw:style-name="gr5" draw:text-style-name="P7" draw:layer="layout" svg:width="3.393cm" svg:height="0.645cm" svg:x="1.317cm" svg:y="20.05cm">
          <draw:text-box>
            <text:p><text:span text:style-name="T4">Sec</text:span><text:span text:style-name="T4">ond</text:span><text:span text:style-name="T4">ary </text:span><text:span text:style-name="T4">Pho</text:span><text:span text:style-name="T4">ne</text:span></text:p>
          </draw:text-box>
        </draw:frame>
        <draw:frame draw:style-name="gr18" draw:text-style-name="P7" draw:layer="layout" svg:width="3.472cm" svg:height="0.775cm" svg:x="1cm" svg:y="18.145cm">
          <draw:text-box>
            <text:p><text:span text:style-name="T4">Sec</text:span><text:span text:style-name="T4">ond</text:span><text:span text:style-name="T4">ary </text:span><text:span text:style-name="T4">Pho</text:span><text:span text:style-name="T4">ne</text:span></text:p>
          </draw:text-box>
        </draw:frame>
        <draw:frame draw:style-name="gr18" draw:text-style-name="P7" draw:layer="layout" svg:width="3.472cm" svg:height="0.775cm" svg:x="1.338cm" svg:y="19.275cm">
          <draw:text-box>
            <text:p><text:span text:style-name="T4">Sec</text:span><text:span text:style-name="T4">ond</text:span><text:span text:style-name="T4">ary </text:span><text:span text:style-name="T4">Pho</text:span><text:span text:style-name="T4">ne</text:span></text:p>
          </draw:text-box>
        </draw:frame>
        <draw:control draw:style-name="gr7" draw:text-style-name="P8" draw:layer="controls" svg:width="1.624cm" svg:height="0.43cm" svg:x="10.319cm" svg:y="18.032cm" draw:control="control27"/>
        <draw:control draw:style-name="gr7" draw:text-style-name="P8" draw:layer="controls" svg:width="1.587cm" svg:height="0.635cm" svg:x="11.795cm" svg:y="16.805cm" draw:control="control28"/>
        <draw:control draw:style-name="gr7" draw:text-style-name="P8" draw:layer="controls" svg:width="1.587cm" svg:height="0.635cm" svg:x="14.018cm" svg:y="16.805cm" draw:control="control29"/>
        <draw:control draw:style-name="gr7" draw:text-style-name="P8" draw:layer="controls" svg:width="1.587cm" svg:height="0.635cm" svg:x="15.922cm" svg:y="16.17cm" draw:control="control30"/>
        <draw:control draw:style-name="gr7" draw:text-style-name="P8" draw:layer="controls" svg:width="1.624cm" svg:height="0.764cm" svg:x="18.743cm" svg:y="16.557cm" draw:control="control31"/>
        <draw:control draw:style-name="gr7" draw:text-style-name="P8" draw:layer="controls" svg:width="1.623cm" svg:height="0.764cm" svg:x="12.933cm" svg:y="17.57cm" draw:control="control32"/>
        <draw:control draw:style-name="gr7" draw:text-style-name="P8" draw:layer="controls" svg:width="1.625cm" svg:height="0.382cm" svg:x="17.155cm" svg:y="18.398cm" draw:control="control33"/>
        <draw:frame draw:style-name="gr5" draw:text-style-name="P7" draw:layer="layout" svg:width="3.393cm" svg:height="0.645cm" svg:x="0.782cm" svg:y="18.77cm">
          <draw:text-box>
            <text:p><text:span text:style-name="T4">Sec</text:span><text:span text:style-name="T4">ond</text:span><text:span text:style-name="T4">ary </text:span><text:span text:style-name="T4">Pho</text:span><text:span text:style-name="T4">ne</text:span></text:p>
          </draw:text-box>
        </draw:frame>
        <draw:custom-shape draw:style-name="gr19" draw:text-style-name="P17" draw:layer="layout" svg:width="9.017cm" svg:height="1.524cm" svg:x="1.017cm" svg:y="2.905cm">
          <text:p text:style-name="P16"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222cm" svg:height="0.952cm" svg:x="17.828cm" svg:y="14.018cm">
          <draw:text-box>
            <text:p>sadffasd</text:p>
          </draw:text-box>
        </draw:frame>
        <draw:custom-shape draw:style-name="gr21" draw:text-style-name="P19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555cm" svg:height="0.569cm" svg:x="4.16cm" svg:y="2.587cm">
          <draw:text-box>
            <text:p text:style-name="P20"><text:span text:style-name="T10">Admin </text:span><text:span text:style-name="T10">Use </text:span><text:span text:style-name="T10">Only</text:span></text:p>
          </draw:text-box>
        </draw:frame>
        <draw:control draw:style-name="standard" draw:text-style-name="P4" draw:layer="controls" svg:width="1.524cm" svg:height="0.381cm" svg:x="8.366cm" svg:y="3.794cm" draw:control="control34"/>
        <draw:line draw:style-name="gr10" draw:text-style-name="P2" draw:layer="controls" svg:x1="3.54cm" svg:y1="4.226cm" svg:x2="5.064cm" svg:y2="4.226cm">
          <text:p/>
        </draw:line>
        <draw:control draw:style-name="standard" draw:text-style-name="P4" draw:layer="controls" svg:width="1.524cm" svg:height="0.381cm" svg:x="3.54cm" svg:y="3.794cm" draw:control="control35"/>
        <draw:control draw:style-name="standard" draw:text-style-name="P4" draw:layer="controls" svg:width="6.35cm" svg:height="0.381cm" svg:x="3.54cm" svg:y="3.083cm" draw:control="control36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9:21:21.970812668</dc:date>
    <meta:editing-duration>PT4H45M14S</meta:editing-duration>
    <meta:editing-cycles>76</meta:editing-cycles>
    <meta:document-statistic meta:object-count="85"/>
  </office:meta>
</office:document-meta>
</file>